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70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graphic" style:name="a566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graphic" style:name="a568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graphic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presentation" style:name="a5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빈-화면" presentation:presentation-page-layout-name="Master1-PPL7" draw:id="Slide-256">
        <draw:frame draw:id="id73" draw:style-name="a566" draw:name="그림 1" svg:x="-3.68144in" svg:y="0in" svg:width="3.08244in" svg:height="3.93701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67" draw:name="그림 2" svg:x="-0.43285in" svg:y="0in" svg:width="2.90991in" svg:height="3.93701in" style:rel-width="scale" style:rel-height="scale">
          <draw:image xlink:href="media/image2.png" xlink:type="simple" xlink:show="embed" xlink:actuate="onLoad"/>
          <svg:title/>
          <svg:desc/>
        </draw:frame>
        <draw:frame draw:id="id75" draw:style-name="a568" draw:name="그림 3" svg:x="2.64321in" svg:y="0in" svg:width="3.07696in" svg:height="3.93701in" style:rel-width="scale" style:rel-height="scale">
          <draw:image xlink:href="media/image3.jpg" xlink:type="simple" xlink:show="embed" xlink:actuate="onLoad"/>
          <svg:title/>
          <svg:desc/>
        </draw:frame>
        <draw:frame draw:id="id76" draw:style-name="a569" draw:name="그림 4" svg:x="5.88632in" svg:y="0in" svg:width="2.78701in" svg:height="3.93701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570" draw:name="그림 5" svg:x="8.83948in" svg:y="0in" svg:width="2.8398in" svg:height="3.93701in" style:rel-width="scale" style:rel-height="scale">
          <draw:image xlink:href="media/image5.jpg" xlink:type="simple" xlink:show="embed" xlink:actuate="onLoad"/>
          <svg:title/>
          <svg:desc/>
        </draw:frame>
        <draw:frame draw:id="id78" draw:style-name="a571" draw:name="그림 6" svg:x="11.84543in" svg:y="0in" svg:width="3.13291in" svg:height="3.9370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577">
          <draw:frame draw:id="id79" draw:style-name="a574" draw:name="슬라이드 번호 개체 틀 6" svg:x="4.67953in" svg:y="11.10827in" svg:width="3.5878in" svg:height="0.58425in">
            <draw:text-box>
              <text:p text:style-name="a573" text:class-names="" text:cond-style-name=""><text:span text:style-name="a572" text:class-names=""><text:page-number style:num-format="1" text:fixed="false"/></text:span></text:p>
            </draw:text-box>
            <svg:title/>
            <svg:desc/>
          </draw:frame>
          <draw:page-thumbnail draw:page-number="1" svg:x="1.21181in" svg:y="0.88889in" svg:width="5.84201in" svg:height="4.38368in" presentation:class="page" draw:id="id80" presentation:style-name="a575" draw:name="슬라이드 이미지 개체 틀 1">
            <svg:title/>
            <svg:desc/>
          </draw:page-thumbnail>
          <draw:frame draw:id="id81" presentation:style-name="a576" draw:name="슬라이드 노트 개체 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제목 슬라이드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2" style:display-name="제목 및 내용">
      <presentation:placeholder presentation:object="title" svg:x="0.55079in" svg:y="0.32913in" svg:width="9.92087in" svg:height="1.38031in"/>
      <presentation:placeholder presentation:object="object" svg:x="0.55079in" svg:y="1.93425in" svg:width="9.92087in" svg:height="4.79488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3" style:display-name="구역 머리글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4" style:display-name="콘텐츠 2개">
      <presentation:placeholder presentation:object="title" svg:x="0.55079in" svg:y="0.3291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5" style:display-name="비교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6" style:display-name="제목만">
      <presentation:placeholder presentation:object="title" svg:x="0.55079in" svg:y="0.32913in" svg:width="9.92087in" svg:height="1.38031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7" style:display-name="빈 화면"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8" style:display-name="캡션 있는 콘텐츠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9" style:display-name="캡션 있는 그림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10" style:display-name="제목 및 세로 텍스트">
      <presentation:placeholder presentation:object="title" svg:x="0.55079in" svg:y="0.32913in" svg:width="9.92087in" svg:height="1.38031in"/>
      <presentation:placeholder presentation:object="outline" svg:x="0.55079in" svg:y="1.93425in" svg:width="9.92087in" svg:height="4.79488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presentation-page-layout style:name="Master1-PPL11" style:display-name="세로 제목 및 텍스트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079in" svg:y="7.5315in" svg:width="2.56811in" svg:height="0.57008in"/>
      <presentation:placeholder presentation:object="footer" svg:x="3.76969in" svg:y="7.5315in" svg:width="3.49409in" svg:height="0.57008in"/>
      <presentation:placeholder presentation:object="page-number" svg:x="7.9035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modern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제목 개체 틀 1" svg:x="0.55079in" svg:y="0.3291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텍스트 개체 틀 2" svg:x="0.55079in" svg:y="1.9342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합니다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둘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다섯째 수준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날짜 개체 틀 3" svg:x="0.55079in" svg:y="7.5315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바닥글 개체 틀 4" svg:x="3.76969in" svg:y="7.5315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슬라이드 번호 개체 틀 5" svg:x="7.90354in" svg:y="7.5315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슬라이드 이미지 개체 틀 1">
          <svg:title/>
          <svg:desc/>
        </draw:page-thumbnail>
        <draw:frame draw:id="id6" presentation:style-name="a33" draw:name="슬라이드 노트 개체 틀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머리글 개체 틀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날짜 개체 틀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바닥글 개체 틀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슬라이드 번호 개체 틀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47">
      <draw:frame draw:id="id11" presentation:style-name="a51" draw:name="제목 1" svg:x="1.37847in" svg:y="1.35417in" svg:width="8.26563in" svg:height="2.87847in" presentation:class="title" presentation:placeholder="false">
        <draw:text-box>
          <text:p text:style-name="a50" text:class-names="" text:cond-style-name=""><text:span text:style-name="a48" text:class-names="">마스터 제목 스타일 편집</text:span><text:span text:style-name="a49" text:class-names=""/></text:p>
        </draw:text-box>
        <svg:title/>
        <svg:desc/>
      </draw:frame>
      <draw:frame draw:id="id12" presentation:style-name="a55" draw:name="부제목 2" svg:x="1.37847in" svg:y="4.34375in" svg:width="8.26563in" svg:height="1.99653in" presentation:class="subtitle" presentation:placeholder="false">
        <draw:text-box>
          <text:p text:style-name="a54" text:class-names="" text:cond-style-name=""><text:span text:style-name="a52" text:class-names="">마스터 부제목 스타일 편집</text:span><text:span text:style-name="a53" text:class-names=""/></text:p>
        </draw:text-box>
        <svg:title/>
        <svg:desc/>
      </draw:frame>
      <draw:frame draw:id="id13" presentation:style-name="a58" draw:name="날짜 개체 틀 3" svg:x="0.55079in" svg:y="7.5315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바닥글 개체 틀 4" svg:x="3.76969in" svg:y="7.5315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슬라이드 번호 개체 틀 5" svg:x="7.90354in" svg:y="7.5315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슬라이드 이미지 개체 틀 1">
          <svg:title/>
          <svg:desc/>
        </draw:page-thumbnail>
        <draw:frame draw:id="id6" presentation:style-name="a69" draw:name="슬라이드 노트 개체 틀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머리글 개체 틀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날짜 개체 틀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바닥글 개체 틀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슬라이드 번호 개체 틀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83">
      <draw:frame draw:id="id16" presentation:style-name="a87" draw:name="제목 1" svg:x="0.55079in" svg:y="0.32913in" svg:width="9.92087in" svg:height="1.38031in" presentation:class="title" presentation:placeholder="false">
        <draw:text-box>
          <text:p text:style-name="a86" text:class-names="" text:cond-style-name=""><text:span text:style-name="a84" text:class-names="">마스터 제목 스타일 편집</text:span><text:span text:style-name="a85" text:class-names=""/></text:p>
        </draw:text-box>
        <svg:title/>
        <svg:desc/>
      </draw:frame>
      <draw:frame draw:id="id17" presentation:style-name="a103" draw:name="내용 개체 틀 2" svg:x="0.55079in" svg:y="1.93425in" svg:width="9.92087in" svg:height="4.79488in" presentation:class="object" presentation:placeholder="false">
        <draw:text-box>
          <text:p text:style-name="a89" text:class-names="" text:cond-style-name=""><text:span text:style-name="a88" text:class-names="">마스터 텍스트 스타일을 편집합니다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둘째 수준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다섯째 수준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날짜 개체 틀 3" svg:x="0.55079in" svg:y="7.5315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바닥글 개체 틀 4" svg:x="3.76969in" svg:y="7.5315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슬라이드 번호 개체 틀 5" svg:x="7.90354in" svg:y="7.5315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슬라이드 이미지 개체 틀 1">
          <svg:title/>
          <svg:desc/>
        </draw:page-thumbnail>
        <draw:frame draw:id="id6" presentation:style-name="a117" draw:name="슬라이드 노트 개체 틀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머리글 개체 틀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날짜 개체 틀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바닥글 개체 틀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슬라이드 번호 개체 틀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31">
      <draw:frame draw:id="id21" presentation:style-name="a135" draw:name="제목 1" svg:x="0.75174in" svg:y="2.0625in" svg:width="9.50521in" svg:height="3.43924in" presentation:class="title" presentation:placeholder="false">
        <draw:text-box>
          <text:p text:style-name="a134" text:class-names="" text:cond-style-name=""><text:span text:style-name="a132" text:class-names="">마스터 제목 스타일 편집</text:span><text:span text:style-name="a133" text:class-names=""/></text:p>
        </draw:text-box>
        <svg:title/>
        <svg:desc/>
      </draw:frame>
      <draw:frame draw:id="id22" presentation:style-name="a139" draw:name="텍스트 개체 틀 2" svg:x="0.75174in" svg:y="5.53472in" svg:width="9.50521in" svg:height="1.80903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마스터 텍스트 스타일을 편집합니다</text:span></text:p>
            </text:list-item>
          </text:list>
        </draw:text-box>
        <svg:title/>
        <svg:desc/>
      </draw:frame>
      <draw:frame draw:id="id23" presentation:style-name="a142" draw:name="날짜 개체 틀 3" svg:x="0.55079in" svg:y="7.5315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바닥글 개체 틀 4" svg:x="3.76969in" svg:y="7.5315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슬라이드 번호 개체 틀 5" svg:x="7.90354in" svg:y="7.5315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슬라이드 이미지 개체 틀 1">
          <svg:title/>
          <svg:desc/>
        </draw:page-thumbnail>
        <draw:frame draw:id="id6" presentation:style-name="a153" draw:name="슬라이드 노트 개체 틀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머리글 개체 틀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날짜 개체 틀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바닥글 개체 틀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슬라이드 번호 개체 틀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167">
      <draw:frame draw:id="id26" presentation:style-name="a171" draw:name="제목 1" svg:x="0.55079in" svg:y="0.32913in" svg:width="9.92087in" svg:height="1.38031in" presentation:class="title" presentation:placeholder="false">
        <draw:text-box>
          <text:p text:style-name="a170" text:class-names="" text:cond-style-name=""><text:span text:style-name="a168" text:class-names="">마스터 제목 스타일 편집</text:span><text:span text:style-name="a169" text:class-names=""/></text:p>
        </draw:text-box>
        <svg:title/>
        <svg:desc/>
      </draw:frame>
      <draw:frame draw:id="id27" presentation:style-name="a187" draw:name="내용 개체 틀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마스터 텍스트 스타일을 편집합니다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둘째 수준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다섯째 수준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내용 개체 틀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마스터 텍스트 스타일을 편집합니다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둘째 수준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다섯째 수준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날짜 개체 틀 4" svg:x="0.55079in" svg:y="7.5315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바닥글 개체 틀 5" svg:x="3.76969in" svg:y="7.5315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슬라이드 번호 개체 틀 6" svg:x="7.90354in" svg:y="7.5315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슬라이드 이미지 개체 틀 1">
          <svg:title/>
          <svg:desc/>
        </draw:page-thumbnail>
        <draw:frame draw:id="id6" presentation:style-name="a217" draw:name="슬라이드 노트 개체 틀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머리글 개체 틀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날짜 개체 틀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바닥글 개체 틀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슬라이드 번호 개체 틀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231">
      <draw:frame draw:id="id32" presentation:style-name="a235" draw:name="제목 1" svg:x="0.75868in" svg:y="0.44097in" svg:width="9.50521in" svg:height="1.59722in" presentation:class="title" presentation:placeholder="false">
        <draw:text-box>
          <text:p text:style-name="a234" text:class-names="" text:cond-style-name=""><text:span text:style-name="a232" text:class-names="">마스터 제목 스타일 편집</text:span><text:span text:style-name="a233" text:class-names=""/></text:p>
        </draw:text-box>
        <svg:title/>
        <svg:desc/>
      </draw:frame>
      <draw:frame draw:id="id33" presentation:style-name="a239" draw:name="텍스트 개체 틀 2" svg:x="0.75868in" svg:y="2.02778in" svg:width="4.66319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마스터 텍스트 스타일을 편집합니다</text:span></text:p>
            </text:list-item>
          </text:list>
        </draw:text-box>
        <svg:title/>
        <svg:desc/>
      </draw:frame>
      <draw:frame draw:id="id34" presentation:style-name="a255" draw:name="내용 개체 틀 3" svg:x="0.75868in" svg:y="3.02083in" svg:width="4.66319in" svg:height="4.44444in" presentation:class="object" presentation:placeholder="false">
        <draw:text-box>
          <text:p text:style-name="a241" text:class-names="" text:cond-style-name=""><text:span text:style-name="a240" text:class-names="">마스터 텍스트 스타일을 편집합니다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둘째 수준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다섯째 수준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텍스트 개체 틀 4" svg:x="5.57986in" svg:y="2.02778in" svg:width="4.68403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마스터 텍스트 스타일을 편집합니다</text:span></text:p>
            </text:list-item>
          </text:list>
        </draw:text-box>
        <svg:title/>
        <svg:desc/>
      </draw:frame>
      <draw:frame draw:id="id36" presentation:style-name="a275" draw:name="내용 개체 틀 5" svg:x="5.57986in" svg:y="3.02083in" svg:width="4.68403in" svg:height="4.44444in" presentation:class="object" presentation:placeholder="false">
        <draw:text-box>
          <text:p text:style-name="a261" text:class-names="" text:cond-style-name=""><text:span text:style-name="a260" text:class-names="">마스터 텍스트 스타일을 편집합니다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둘째 수준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다섯째 수준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날짜 개체 틀 6" svg:x="0.55079in" svg:y="7.5315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바닥글 개체 틀 7" svg:x="3.76969in" svg:y="7.5315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슬라이드 번호 개체 틀 8" svg:x="7.90354in" svg:y="7.5315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슬라이드 이미지 개체 틀 1">
          <svg:title/>
          <svg:desc/>
        </draw:page-thumbnail>
        <draw:frame draw:id="id6" presentation:style-name="a289" draw:name="슬라이드 노트 개체 틀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머리글 개체 틀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날짜 개체 틀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바닥글 개체 틀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슬라이드 번호 개체 틀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303">
      <draw:frame draw:id="id40" presentation:style-name="a307" draw:name="제목 1" svg:x="0.55079in" svg:y="0.32913in" svg:width="9.92087in" svg:height="1.38031in" presentation:class="title" presentation:placeholder="false">
        <draw:text-box>
          <text:p text:style-name="a306" text:class-names="" text:cond-style-name=""><text:span text:style-name="a304" text:class-names="">마스터 제목 스타일 편집</text:span><text:span text:style-name="a305" text:class-names=""/></text:p>
        </draw:text-box>
        <svg:title/>
        <svg:desc/>
      </draw:frame>
      <draw:frame draw:id="id41" presentation:style-name="a310" draw:name="날짜 개체 틀 2" svg:x="0.55079in" svg:y="7.5315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바닥글 개체 틀 3" svg:x="3.76969in" svg:y="7.5315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슬라이드 번호 개체 틀 4" svg:x="7.90354in" svg:y="7.5315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슬라이드 이미지 개체 틀 1">
          <svg:title/>
          <svg:desc/>
        </draw:page-thumbnail>
        <draw:frame draw:id="id6" presentation:style-name="a321" draw:name="슬라이드 노트 개체 틀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머리글 개체 틀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날짜 개체 틀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바닥글 개체 틀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슬라이드 번호 개체 틀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335">
      <draw:frame draw:id="id44" presentation:style-name="a338" draw:name="날짜 개체 틀 1" svg:x="0.55079in" svg:y="7.5315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바닥글 개체 틀 2" svg:x="3.76969in" svg:y="7.5315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슬라이드 번호 개체 틀 3" svg:x="7.90354in" svg:y="7.5315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슬라이드 이미지 개체 틀 1">
          <svg:title/>
          <svg:desc/>
        </draw:page-thumbnail>
        <draw:frame draw:id="id6" presentation:style-name="a349" draw:name="슬라이드 노트 개체 틀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머리글 개체 틀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날짜 개체 틀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바닥글 개체 틀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슬라이드 번호 개체 틀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363">
      <draw:frame draw:id="id47" presentation:style-name="a367" draw:name="제목 1" svg:x="0.75868in" svg:y="0.55208in" svg:width="3.55556in" svg:height="1.92882in" presentation:class="title" presentation:placeholder="false">
        <draw:text-box>
          <text:p text:style-name="a366" text:class-names="" text:cond-style-name=""><text:span text:style-name="a364" text:class-names="">마스터 제목 스타일 편집</text:span><text:span text:style-name="a365" text:class-names=""/></text:p>
        </draw:text-box>
        <svg:title/>
        <svg:desc/>
      </draw:frame>
      <draw:frame draw:id="id48" presentation:style-name="a383" draw:name="내용 개체 틀 2" svg:x="4.68576in" svg:y="1.19097in" svg:width="5.57812in" svg:height="5.87674in" presentation:class="object" presentation:placeholder="false">
        <draw:text-box>
          <text:p text:style-name="a369" text:class-names="" text:cond-style-name=""><text:span text:style-name="a368" text:class-names="">마스터 텍스트 스타일을 편집합니다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둘째 수준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셋째 수준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다섯째 수준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텍스트 개체 틀 3" svg:x="0.75868in" svg:y="2.4809in" svg:width="3.55556in" svg:height="4.5972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마스터 텍스트 스타일을 편집합니다</text:span></text:p>
            </text:list-item>
          </text:list>
        </draw:text-box>
        <svg:title/>
        <svg:desc/>
      </draw:frame>
      <draw:frame draw:id="id50" presentation:style-name="a390" draw:name="날짜 개체 틀 4" svg:x="0.55079in" svg:y="7.5315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바닥글 개체 틀 5" svg:x="3.76969in" svg:y="7.5315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슬라이드 번호 개체 틀 6" svg:x="7.90354in" svg:y="7.5315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슬라이드 이미지 개체 틀 1">
          <svg:title/>
          <svg:desc/>
        </draw:page-thumbnail>
        <draw:frame draw:id="id6" presentation:style-name="a401" draw:name="슬라이드 노트 개체 틀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머리글 개체 틀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날짜 개체 틀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바닥글 개체 틀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슬라이드 번호 개체 틀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415">
      <draw:frame draw:id="id53" presentation:style-name="a419" draw:name="제목 1" svg:x="0.75868in" svg:y="0.55208in" svg:width="3.55556in" svg:height="1.92882in" presentation:class="title" presentation:placeholder="false">
        <draw:text-box>
          <text:p text:style-name="a418" text:class-names="" text:cond-style-name=""><text:span text:style-name="a416" text:class-names="">마스터 제목 스타일 편집</text:span><text:span text:style-name="a417" text:class-names=""/></text:p>
        </draw:text-box>
        <svg:title/>
        <svg:desc/>
      </draw:frame>
      <draw:frame draw:id="id54" presentation:style-name="a422" draw:name="그림 개체 틀 2" svg:x="4.68576in" svg:y="1.19097in" svg:width="5.57812in" svg:height="5.87674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텍스트 개체 틀 3" svg:x="0.75868in" svg:y="2.4809in" svg:width="3.55556in" svg:height="4.59722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마스터 텍스트 스타일을 편집합니다</text:span></text:p>
            </text:list-item>
          </text:list>
        </draw:text-box>
        <svg:title/>
        <svg:desc/>
      </draw:frame>
      <draw:frame draw:id="id56" presentation:style-name="a429" draw:name="날짜 개체 틀 4" svg:x="0.55079in" svg:y="7.5315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바닥글 개체 틀 5" svg:x="3.76969in" svg:y="7.5315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슬라이드 번호 개체 틀 6" svg:x="7.90354in" svg:y="7.5315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슬라이드 이미지 개체 틀 1">
          <svg:title/>
          <svg:desc/>
        </draw:page-thumbnail>
        <draw:frame draw:id="id6" presentation:style-name="a440" draw:name="슬라이드 노트 개체 틀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머리글 개체 틀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날짜 개체 틀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바닥글 개체 틀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슬라이드 번호 개체 틀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454">
      <draw:frame draw:id="id59" presentation:style-name="a458" draw:name="제목 1" svg:x="0.55079in" svg:y="0.32913in" svg:width="9.92087in" svg:height="1.38031in" presentation:class="title" presentation:placeholder="false">
        <draw:text-box>
          <text:p text:style-name="a457" text:class-names="" text:cond-style-name=""><text:span text:style-name="a455" text:class-names="">마스터 제목 스타일 편집</text:span><text:span text:style-name="a456" text:class-names=""/></text:p>
        </draw:text-box>
        <svg:title/>
        <svg:desc/>
      </draw:frame>
      <draw:frame draw:id="id60" presentation:style-name="a475" draw:name="세로 텍스트 개체 틀 2" svg:x="0.55079in" svg:y="1.9342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마스터 텍스트 스타일을 편집합니다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둘째 수준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셋째 수준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다섯째 수준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날짜 개체 틀 3" svg:x="0.55079in" svg:y="7.5315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바닥글 개체 틀 4" svg:x="3.76969in" svg:y="7.5315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슬라이드 번호 개체 틀 5" svg:x="7.90354in" svg:y="7.5315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슬라이드 이미지 개체 틀 1">
          <svg:title/>
          <svg:desc/>
        </draw:page-thumbnail>
        <draw:frame draw:id="id6" presentation:style-name="a489" draw:name="슬라이드 노트 개체 틀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머리글 개체 틀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날짜 개체 틀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바닥글 개체 틀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슬라이드 번호 개체 틀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503">
      <draw:frame draw:id="id64" presentation:style-name="a507" draw:name="세로 제목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마스터 제목 스타일 편집</text:span><text:span text:style-name="a505" text:class-names=""/></text:p>
        </draw:text-box>
        <svg:title/>
        <svg:desc/>
      </draw:frame>
      <draw:frame draw:id="id65" presentation:style-name="a524" draw:name="세로 텍스트 개체 틀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마스터 텍스트 스타일을 편집합니다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둘째 수준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셋째 수준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다섯째 수준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날짜 개체 틀 3" svg:x="0.55079in" svg:y="7.5315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바닥글 개체 틀 4" svg:x="3.76969in" svg:y="7.5315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슬라이드 번호 개체 틀 5" svg:x="7.90354in" svg:y="7.5315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슬라이드 이미지 개체 틀 1">
          <svg:title/>
          <svg:desc/>
        </draw:page-thumbnail>
        <draw:frame draw:id="id6" presentation:style-name="a538" draw:name="슬라이드 노트 개체 틀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머리글 개체 틀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날짜 개체 틀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바닥글 개체 틀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슬라이드 번호 개체 틀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머리글 개체 틀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날짜 개체 틀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바닥글 개체 틀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슬라이드 번호 개체 틀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34in"/>
      <draw:page-thumbnail draw:page-number="2" svg:x="4.29861in" svg:y="1.18403in" svg:width="3.39063in" svg:height="2.5434in"/>
      <draw:page-thumbnail draw:page-number="3" svg:x="0.57813in" svg:y="4.57292in" svg:width="3.39063in" svg:height="2.5434in"/>
      <draw:page-thumbnail draw:page-number="4" svg:x="4.29861in" svg:y="4.57292in" svg:width="3.39063in" svg:height="2.5434in"/>
      <draw:page-thumbnail draw:page-number="5" svg:x="0.57813in" svg:y="7.96181in" svg:width="3.39063in" svg:height="2.5434in"/>
      <draw:page-thumbnail draw:page-number="6" svg:x="4.29861in" svg:y="7.96181in" svg:width="3.39063in" svg:height="2.543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프레젠테이션</dc:title>
    <dc:creator>Yoonseok Pyo</dc:creator>
    <meta:creation-date>2016-04-12T10:10:47Z</meta:creation-date>
    <dc:date>2017-10-23T03:33:30Z</dc:date>
    <meta:editing-cycles>3</meta:editing-cycles>
    <meta:editing-duration>PT694S</meta:editing-duration>
    <meta:document-statistic meta:paragraph-count="1" meta:word-count="1"/>
  </office:meta>
</office:document-meta>
</file>